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Ubuntu, Arial, sans-serif"/>
    <style:font-face style:name="Segoe UI Local" svg:font-family="'Segoe UI Local', 'Segoe WP', 'Segoe UI Web', SkypeUISymbol, Tahoma, 'Helvetica Neue', Helvetica, 'Meiryo UI', Meiryo, 'Arial Unicode MS', sans-serif"/>
    <style:font-face style:name="Verdana" svg:font-family="Verdana, Geneva, sans-serif, serif, EmojiFont"/>
    <style:font-face style:name="arial" svg:font-family="arial, sans-serif"/>
    <style:font-face style:name="dejavu sans mono1" svg:font-family="'dejavu sans mono', 'droid sans mono', consolas, monaco, 'lucida console', 'courier new', courier, monospace, sans-serif"/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76ac" officeooo:paragraph-rsid="000e76ac" style:font-weight-asian="bold" style:font-weight-complex="bold"/>
    </style:style>
    <style:style style:name="P2" style:family="paragraph" style:parent-style-name="Standard">
      <style:text-properties fo:font-weight="bold" officeooo:rsid="000e76ac" officeooo:paragraph-rsid="000f253a" style:font-weight-asian="bold" style:font-weight-complex="bold"/>
    </style:style>
    <style:style style:name="P3" style:family="paragraph" style:parent-style-name="Standard">
      <style:text-properties fo:font-weight="bold" officeooo:paragraph-rsid="000e76ac" style:font-weight-asian="bold" style:font-weight-complex="bold"/>
    </style:style>
    <style:style style:name="P4" style:family="paragraph" style:parent-style-name="Standard">
      <style:text-properties fo:font-weight="bold" officeooo:paragraph-rsid="000e76ac"/>
    </style:style>
    <style:style style:name="P5" style:family="paragraph" style:parent-style-name="Standard">
      <style:text-properties fo:font-weight="bold" officeooo:paragraph-rsid="000f253a"/>
    </style:style>
    <style:style style:name="P6" style:family="paragraph" style:parent-style-name="Standard">
      <style:text-properties fo:font-weight="normal" officeooo:rsid="000e76ac" officeooo:paragraph-rsid="000e76ac" style:font-weight-asian="normal" style:font-weight-complex="normal"/>
    </style:style>
    <style:style style:name="P7" style:family="paragraph" style:parent-style-name="Standard">
      <style:text-properties fo:font-weight="normal" officeooo:rsid="000e76ac" officeooo:paragraph-rsid="000f253a" style:font-weight-asian="normal" style:font-weight-complex="normal"/>
    </style:style>
    <style:style style:name="P8" style:family="paragraph" style:parent-style-name="Standard">
      <style:text-properties fo:font-weight="normal" officeooo:rsid="000e76ac" officeooo:paragraph-rsid="001294f6" style:font-weight-asian="normal" style:font-weight-complex="normal"/>
    </style:style>
    <style:style style:name="P9" style:family="paragraph" style:parent-style-name="Standard">
      <style:text-properties fo:font-weight="normal" officeooo:rsid="000e76ac" officeooo:paragraph-rsid="00187a60" style:font-weight-asian="normal" style:font-weight-complex="normal"/>
    </style:style>
    <style:style style:name="P10" style:family="paragraph" style:parent-style-name="Standard">
      <style:text-properties fo:font-weight="normal" officeooo:rsid="000f253a" officeooo:paragraph-rsid="000f253a" style:font-weight-asian="normal" style:font-weight-complex="normal"/>
    </style:style>
    <style:style style:name="P11" style:family="paragraph" style:parent-style-name="Standard">
      <style:text-properties fo:font-weight="normal" officeooo:paragraph-rsid="001112a9"/>
    </style:style>
    <style:style style:name="P12" style:family="paragraph" style:parent-style-name="Standard">
      <style:text-properties fo:font-variant="normal" fo:text-transform="none" fo:color="#000000" style:font-name="Verdana" fo:font-size="9.75pt" fo:letter-spacing="normal" fo:font-style="normal" fo:font-weight="bold" officeooo:rsid="000e76ac" officeooo:paragraph-rsid="000e76ac" style:font-weight-asian="bold" style:font-weight-complex="bold"/>
    </style:style>
    <style:style style:name="P13" style:family="paragraph" style:parent-style-name="Standard">
      <style:text-properties fo:font-weight="bold" officeooo:rsid="000e76ac" officeooo:paragraph-rsid="000e76ac" style:font-weight-asian="bold" style:font-weight-complex="bold"/>
    </style:style>
    <style:style style:name="P14" style:family="paragraph" style:parent-style-name="Standard">
      <style:text-properties fo:font-weight="bold" officeooo:rsid="000e76ac" officeooo:paragraph-rsid="001c43c3" style:font-weight-asian="bold" style:font-weight-complex="bold"/>
    </style:style>
    <style:style style:name="P15" style:family="paragraph" style:parent-style-name="Standard">
      <style:text-properties fo:font-weight="bold" officeooo:rsid="000e76ac" officeooo:paragraph-rsid="001cccf7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e76ac" officeooo:paragraph-rsid="001c3a1a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e76ac" officeooo:paragraph-rsid="000e76ac" style:font-weight-asian="bold" style:font-weight-complex="bold"/>
    </style:style>
    <style:style style:name="P18" style:family="paragraph" style:parent-style-name="Standard">
      <style:text-properties fo:font-weight="bold" officeooo:paragraph-rsid="000e76ac" style:font-weight-asian="bold" style:font-weight-complex="bold"/>
    </style:style>
    <style:style style:name="P19" style:family="paragraph" style:parent-style-name="Standard">
      <style:text-properties fo:font-weight="bold" officeooo:rsid="001cccf7" officeooo:paragraph-rsid="001cccf7" style:font-weight-asian="bold" style:font-weight-complex="bold"/>
    </style:style>
    <style:style style:name="P20" style:family="paragraph" style:parent-style-name="Standard">
      <style:text-properties fo:font-weight="bold" officeooo:rsid="001e2b93" officeooo:paragraph-rsid="001e2b93" style:font-weight-asian="bold" style:font-weight-complex="bold"/>
    </style:style>
    <style:style style:name="P21" style:family="paragraph" style:parent-style-name="Standard">
      <style:text-properties fo:font-weight="bold" officeooo:rsid="001f177e" officeooo:paragraph-rsid="001f177e" style:font-weight-asian="bold" style:font-weight-complex="bold"/>
    </style:style>
    <style:style style:name="P22" style:family="paragraph" style:parent-style-name="Standard">
      <style:text-properties fo:font-weight="bold" officeooo:paragraph-rsid="000e76ac"/>
    </style:style>
    <style:style style:name="P23" style:family="paragraph" style:parent-style-name="Standard">
      <style:text-properties fo:font-weight="bold" officeooo:paragraph-rsid="000f253a"/>
    </style:style>
    <style:style style:name="P24" style:family="paragraph" style:parent-style-name="Standard">
      <style:text-properties fo:font-weight="bold" officeooo:rsid="001cccf7" officeooo:paragraph-rsid="001cccf7" style:font-weight-asian="normal" style:font-weight-complex="normal"/>
    </style:style>
    <style:style style:name="P25" style:family="paragraph" style:parent-style-name="Standard">
      <style:text-properties fo:font-weight="bold" officeooo:rsid="001cccf7" officeooo:paragraph-rsid="001e2b93" style:font-weight-asian="normal" style:font-weight-complex="normal"/>
    </style:style>
    <style:style style:name="P26" style:family="paragraph" style:parent-style-name="Standard">
      <style:text-properties fo:font-weight="bold" officeooo:rsid="001e2b93" officeooo:paragraph-rsid="001e2b93" style:font-weight-asian="normal" style:font-weight-complex="normal"/>
    </style:style>
    <style:style style:name="P27" style:family="paragraph" style:parent-style-name="Standard">
      <style:text-properties fo:font-weight="bold" officeooo:rsid="001f177e" officeooo:paragraph-rsid="001f177e" style:font-weight-asian="normal" style:font-weight-complex="normal"/>
    </style:style>
    <style:style style:name="P28" style:family="paragraph" style:parent-style-name="Standard">
      <style:text-properties fo:font-weight="bold" officeooo:rsid="002309ce" officeooo:paragraph-rsid="002309ce" style:font-weight-asian="normal" style:font-weight-complex="normal"/>
    </style:style>
    <style:style style:name="P29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rsid="000e76ac" officeooo:paragraph-rsid="000e76ac" style:font-weight-asian="bold" style:font-weight-complex="bold"/>
    </style:style>
    <style:style style:name="P30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rsid="000e76ac" officeooo:paragraph-rsid="001c43c3" style:font-weight-asian="bold" style:font-weight-complex="bold"/>
    </style:style>
    <style:style style:name="P31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rsid="000e76ac" officeooo:paragraph-rsid="001e2b93" style:font-weight-asian="bold" style:font-weight-complex="bold"/>
    </style:style>
    <style:style style:name="P32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paragraph-rsid="000e76ac" style:font-weight-asian="bold" style:font-weight-complex="bold"/>
    </style:style>
    <style:style style:name="P33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rsid="001cccf7" officeooo:paragraph-rsid="001cccf7" style:font-weight-asian="bold" style:font-weight-complex="bold"/>
    </style:style>
    <style:style style:name="P34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rsid="001e2b93" officeooo:paragraph-rsid="001e2b93" style:font-weight-asian="bold" style:font-weight-complex="bold"/>
    </style:style>
    <style:style style:name="P35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paragraph-rsid="000e76ac"/>
    </style:style>
    <style:style style:name="P36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paragraph-rsid="000f253a"/>
    </style:style>
    <style:style style:name="P37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rsid="001cccf7" officeooo:paragraph-rsid="001cccf7" style:font-weight-asian="normal" style:font-weight-complex="normal"/>
    </style:style>
    <style:style style:name="P38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rsid="001cccf7" officeooo:paragraph-rsid="001e2b93" style:font-weight-asian="normal" style:font-weight-complex="normal"/>
    </style:style>
    <style:style style:name="P39" style:family="paragraph" style:parent-style-name="Standard">
      <style:text-properties fo:font-variant="normal" fo:text-transform="none" fo:color="#545454" style:font-name="Roboto" fo:font-size="9pt" fo:letter-spacing="normal" fo:font-style="normal" fo:font-weight="bold" officeooo:rsid="001f177e" officeooo:paragraph-rsid="001f177e" style:font-weight-asian="normal" style:font-weight-complex="normal"/>
    </style:style>
    <style:style style:name="P40" style:family="paragraph" style:parent-style-name="Standard">
      <style:text-properties fo:font-variant="normal" fo:text-transform="none" fo:color="#000000" style:font-name="Verdana" fo:font-size="9.75pt" fo:letter-spacing="normal" fo:font-style="normal" fo:font-weight="bold" officeooo:rsid="000e76ac" officeooo:paragraph-rsid="000e76ac" style:font-weight-asian="bold" style:font-weight-complex="bold"/>
    </style:style>
    <style:style style:name="P41" style:family="paragraph" style:parent-style-name="Standard">
      <style:text-properties fo:font-variant="normal" fo:text-transform="none" fo:color="#000000" style:font-name="Verdana" fo:font-size="9.75pt" fo:letter-spacing="normal" fo:font-style="normal" fo:font-weight="bold" officeooo:rsid="000e76ac" officeooo:paragraph-rsid="001e2b93" style:font-weight-asian="bold" style:font-weight-complex="bold"/>
    </style:style>
    <style:style style:name="P42" style:family="paragraph" style:parent-style-name="Standard">
      <style:text-properties fo:font-variant="normal" fo:text-transform="none" fo:color="#000000" style:font-name="Verdana" fo:font-size="9.75pt" fo:letter-spacing="normal" fo:font-style="normal" fo:font-weight="bold" officeooo:rsid="001e2b93" officeooo:paragraph-rsid="001e2b93" style:font-weight-asian="bold" style:font-weight-complex="bold"/>
    </style:style>
    <style:style style:name="P43" style:family="paragraph" style:parent-style-name="Standard">
      <style:text-properties fo:font-variant="normal" fo:text-transform="none" fo:color="#000000" style:font-name="Verdana" fo:font-size="9.75pt" fo:letter-spacing="normal" fo:font-style="normal" fo:font-weight="normal" officeooo:rsid="001e2b93" officeooo:paragraph-rsid="001e2b93" style:font-weight-asian="normal" style:font-weight-complex="normal"/>
    </style:style>
    <style:style style:name="P44" style:family="paragraph" style:parent-style-name="Standard">
      <style:text-properties fo:font-weight="normal" officeooo:rsid="000e76ac" officeooo:paragraph-rsid="000f253a" style:font-weight-asian="normal" style:font-weight-complex="normal"/>
    </style:style>
    <style:style style:name="P45" style:family="paragraph" style:parent-style-name="Standard">
      <style:text-properties fo:font-weight="normal" officeooo:rsid="000e76ac" officeooo:paragraph-rsid="000e76ac" style:font-weight-asian="normal" style:font-weight-complex="normal"/>
    </style:style>
    <style:style style:name="P46" style:family="paragraph" style:parent-style-name="Standard">
      <style:text-properties fo:font-weight="normal" officeooo:rsid="001cccf7" officeooo:paragraph-rsid="001cccf7" style:font-weight-asian="normal" style:font-weight-complex="normal"/>
    </style:style>
    <style:style style:name="P47" style:family="paragraph" style:parent-style-name="Standard">
      <style:text-properties fo:font-weight="normal" officeooo:rsid="001e2b93" officeooo:paragraph-rsid="001e2b93" style:font-weight-asian="normal" style:font-weight-complex="normal"/>
    </style:style>
    <style:style style:name="P48" style:family="paragraph" style:parent-style-name="Standard">
      <style:text-properties fo:font-weight="normal" officeooo:rsid="001f177e" officeooo:paragraph-rsid="001f177e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9.75pt" fo:font-weight="bold" officeooo:rsid="001e2b93" officeooo:paragraph-rsid="001e2b93" style:font-weight-asian="bold" style:font-weight-complex="bold"/>
    </style:style>
    <style:style style:name="P50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P51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paragraph-rsid="00203aeb"/>
    </style:style>
    <style:style style:name="P52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paragraph-rsid="00212f94"/>
    </style:style>
    <style:style style:name="P53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1f177e" officeooo:paragraph-rsid="001f177e"/>
    </style:style>
    <style:style style:name="P54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1f177e" officeooo:paragraph-rsid="002309ce" style:font-weight-asian="normal" style:font-weight-complex="normal"/>
    </style:style>
    <style:style style:name="P55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1f177e" officeooo:paragraph-rsid="0023188e" style:font-weight-asian="normal" style:font-weight-complex="normal"/>
    </style:style>
    <style:style style:name="P56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1f177e" officeooo:paragraph-rsid="00237e16" style:font-weight-asian="normal" style:font-weight-complex="normal"/>
    </style:style>
    <style:style style:name="P57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paragraph-rsid="00203aeb" style:font-weight-asian="normal" style:font-weight-complex="normal"/>
    </style:style>
    <style:style style:name="P58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paragraph-rsid="00212f94" style:font-weight-asian="normal" style:font-weight-complex="normal"/>
    </style:style>
    <style:style style:name="P59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203aeb" officeooo:paragraph-rsid="00203aeb" style:font-weight-asian="normal" style:font-weight-complex="normal"/>
    </style:style>
    <style:style style:name="P60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203aeb" officeooo:paragraph-rsid="00212f94" style:font-weight-asian="normal" style:font-weight-complex="normal"/>
    </style:style>
    <style:style style:name="P61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2309ce" officeooo:paragraph-rsid="002309ce" style:font-weight-asian="normal" style:font-weight-complex="normal"/>
    </style:style>
    <style:style style:name="P62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23188e" officeooo:paragraph-rsid="0023188e" style:font-weight-asian="normal" style:font-weight-complex="normal"/>
    </style:style>
    <style:style style:name="P63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237e16" officeooo:paragraph-rsid="00237e16" style:font-weight-asian="normal" style:font-weight-complex="normal"/>
    </style:style>
    <style:style style:name="P64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2309ce" officeooo:paragraph-rsid="002309ce"/>
    </style:style>
    <style:style style:name="P65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normal" officeooo:rsid="001f177e" officeooo:paragraph-rsid="002309ce" style:font-weight-asian="bold" style:font-weight-complex="bold"/>
    </style:style>
    <style:style style:name="P66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bold" officeooo:rsid="00212f94" officeooo:paragraph-rsid="00212f94" style:font-weight-asian="bold" style:font-weight-complex="bold"/>
    </style:style>
    <style:style style:name="P67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bold" officeooo:rsid="00212f94" officeooo:paragraph-rsid="002309ce" style:font-weight-asian="bold" style:font-weight-complex="bold"/>
    </style:style>
    <style:style style:name="P68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8.25pt" fo:letter-spacing="normal" fo:font-style="normal" fo:font-weight="bold" officeooo:rsid="002309ce" officeooo:paragraph-rsid="0023188e" style:font-weight-asian="normal" style:font-weight-complex="normal"/>
    </style:style>
    <style:style style:name="P69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03942" style:font-name="dejavu sans mono" fo:font-size="10.25pt" fo:letter-spacing="normal" fo:font-style="normal" fo:font-weight="bold" officeooo:rsid="00212f94" officeooo:paragraph-rsid="00212f94" style:font-weight-asian="bold" style:font-weight-complex="bold"/>
    </style:style>
    <style:style style:name="P70" style:family="paragraph" style:parent-style-name="Standard">
      <style:paragraph-properties fo:margin-left="0cm" fo:margin-right="0cm" fo:margin-top="0.026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545454" style:font-name="Roboto" fo:font-size="9pt" fo:letter-spacing="normal" fo:font-style="normal" fo:font-weight="bold" officeooo:rsid="002309ce" officeooo:paragraph-rsid="0023188e" style:font-weight-asian="normal" style:font-weight-complex="normal"/>
    </style:style>
    <style:style style:name="T1" style:family="text">
      <style:text-properties officeooo:rsid="000e76a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253a" style:font-weight-asian="normal" style:font-weight-complex="normal"/>
    </style:style>
    <style:style style:name="T4" style:family="text">
      <style:text-properties fo:font-variant="normal" fo:text-transform="none" fo:color="#000000" style:font-name="Verdana" fo:font-size="9.75pt" fo:letter-spacing="normal" fo:font-style="normal"/>
    </style:style>
    <style:style style:name="T5" style:family="text">
      <style:text-properties fo:font-variant="normal" fo:text-transform="none" fo:color="#000000" style:font-name="Verdana" fo:font-size="9.75pt" fo:letter-spacing="normal" fo:font-style="normal" style:font-weight-asian="bold" style:font-weight-complex="bold"/>
    </style:style>
    <style:style style:name="T6" style:family="text">
      <style:text-properties fo:font-variant="normal" fo:text-transform="none" fo:color="#000000" style:font-name="Verdana" fo:font-size="9.75pt" fo:letter-spacing="normal" fo:font-style="normal" officeooo:rsid="000e76ac" style:font-weight-asian="bold" style:font-weight-complex="bold"/>
    </style:style>
    <style:style style:name="T7" style:family="text">
      <style:text-properties fo:font-variant="normal" fo:text-transform="none" fo:color="#000000" style:font-name="Verdana" fo:font-size="9.75pt" fo:letter-spacing="normal" fo:font-style="normal" officeooo:rsid="000f253a" style:font-weight-asian="bold" style:font-weight-complex="bold"/>
    </style:style>
    <style:style style:name="T8" style:family="text">
      <style:text-properties fo:font-variant="normal" fo:text-transform="none" fo:color="#000000" style:font-name="Verdana" fo:font-size="9.75pt" fo:letter-spacing="normal" fo:font-style="normal" officeooo:rsid="001e2b93" style:font-weight-asian="bold" style:font-weight-complex="bold"/>
    </style:style>
    <style:style style:name="T9" style:family="text">
      <style:text-properties fo:font-variant="normal" fo:text-transform="none" fo:color="#000000" style:font-name="Verdana" fo:font-size="9.75pt" fo:letter-spacing="normal" fo:font-style="normal" officeooo:rsid="001cccf7"/>
    </style:style>
    <style:style style:name="T10" style:family="text">
      <style:text-properties fo:font-variant="normal" fo:text-transform="none" fo:color="#000000" style:font-name="Verdana" fo:letter-spacing="normal" fo:font-style="normal"/>
    </style:style>
    <style:style style:name="T11" style:family="text">
      <style:text-properties fo:font-variant="normal" fo:text-transform="none" fo:color="#2b2b30" style:font-name="Segoe UI Local" fo:font-size="9.75pt" fo:letter-spacing="normal" fo:font-style="normal"/>
    </style:style>
    <style:style style:name="T12" style:family="text">
      <style:text-properties officeooo:rsid="000e76ac" style:font-weight-asian="bold" style:font-weight-complex="bold"/>
    </style:style>
    <style:style style:name="T13" style:family="text">
      <style:text-properties officeooo:rsid="000f253a"/>
    </style:style>
    <style:style style:name="T14" style:family="text">
      <style:text-properties officeooo:rsid="000e76ac" style:font-weight-asian="normal" style:font-weight-complex="normal"/>
    </style:style>
    <style:style style:name="T15" style:family="text">
      <style:text-properties officeooo:rsid="001294f6"/>
    </style:style>
    <style:style style:name="T16" style:family="text">
      <style:text-properties fo:color="#000000" style:font-name="Verdana" fo:font-size="9.75pt"/>
    </style:style>
    <style:style style:name="T17" style:family="text">
      <style:text-properties fo:color="#000000" style:font-name="Verdana" fo:font-size="9.75pt" officeooo:rsid="000e76ac" style:font-weight-asian="bold" style:font-weight-complex="bold"/>
    </style:style>
    <style:style style:name="T18" style:family="text">
      <style:text-properties fo:color="#000000" style:font-name="Verdana" fo:font-size="9.75pt" fo:font-weight="bold" style:font-weight-asian="bold" style:font-weight-complex="bold"/>
    </style:style>
    <style:style style:name="T19" style:family="text">
      <style:text-properties fo:color="#000000" style:font-name="Verdana" fo:font-size="9.75pt" fo:font-weight="bold" officeooo:rsid="001e2b93" style:font-weight-asian="bold" style:font-weight-complex="bold"/>
    </style:style>
    <style:style style:name="T20" style:family="text">
      <style:text-properties fo:color="#000000" style:font-name="Verdana" fo:font-size="9.75pt" fo:font-weight="bold" officeooo:rsid="00203aeb" style:font-weight-asian="bold" style:font-weight-complex="bold"/>
    </style:style>
    <style:style style:name="T21" style:family="text">
      <style:text-properties fo:color="#000000" style:font-name="Verdana" fo:font-size="9.75pt" fo:font-weight="bold" officeooo:rsid="00212f94" style:font-weight-asian="bold" style:font-weight-complex="bold"/>
    </style:style>
    <style:style style:name="T22" style:family="text">
      <style:text-properties fo:color="#000000" style:font-name="Verdana" fo:font-size="9.75pt" fo:font-weight="bold" officeooo:rsid="002309ce" style:font-weight-asian="bold" style:font-weight-complex="bold"/>
    </style:style>
    <style:style style:name="T23" style:family="text">
      <style:text-properties fo:color="#000000" style:font-name="Verdana" fo:font-size="9.75pt" fo:font-weight="bold" officeooo:rsid="0023188e" style:font-weight-asian="bold" style:font-weight-complex="bold"/>
    </style:style>
    <style:style style:name="T24" style:family="text">
      <style:text-properties fo:color="#000000" style:font-name="Verdana" fo:font-size="9.75pt" fo:font-weight="bold" officeooo:rsid="00237e16" style:font-weight-asian="bold" style:font-weight-complex="bold"/>
    </style:style>
    <style:style style:name="T25" style:family="text">
      <style:text-properties fo:color="#000000" style:font-name="Verdana" fo:font-size="9.75pt" fo:font-weight="bold" officeooo:rsid="001e2b93"/>
    </style:style>
    <style:style style:name="T26" style:family="text">
      <style:text-properties fo:color="#000000" style:font-name="Verdana" fo:font-size="9.75pt" officeooo:rsid="00203aeb"/>
    </style:style>
    <style:style style:name="T27" style:family="text">
      <style:text-properties fo:color="#000000" style:font-name="Verdana" fo:font-size="9.75pt" officeooo:rsid="00203aeb" style:font-weight-asian="normal" style:font-weight-complex="normal"/>
    </style:style>
    <style:style style:name="T28" style:family="text">
      <style:text-properties fo:color="#000000" style:font-name="Verdana" fo:font-size="9.75pt" officeooo:rsid="00212f94"/>
    </style:style>
    <style:style style:name="T29" style:family="text">
      <style:text-properties fo:color="#000000" style:font-name="Verdana" fo:font-size="9.75pt" officeooo:rsid="001e2b93"/>
    </style:style>
    <style:style style:name="T30" style:family="text">
      <style:text-properties fo:color="#000000" style:font-name="Verdana" fo:font-size="9.75pt" officeooo:rsid="002309ce"/>
    </style:style>
    <style:style style:name="T31" style:family="text">
      <style:text-properties fo:color="#000000" style:font-name="Verdana" fo:font-size="9.75pt" officeooo:rsid="0023188e"/>
    </style:style>
    <style:style style:name="T32" style:family="text">
      <style:text-properties officeooo:rsid="001984b0"/>
    </style:style>
    <style:style style:name="T33" style:family="text">
      <style:text-properties officeooo:rsid="001c3a1a"/>
    </style:style>
    <style:style style:name="T34" style:family="text">
      <style:text-properties officeooo:rsid="001e2b93"/>
    </style:style>
    <style:style style:name="T35" style:family="text">
      <style:text-properties officeooo:rsid="001f177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ile Rule Builder</text:p>
      <text:p text:style-name="P1"/>
      <text:p text:style-name="P1">1. OnLoad</text:p>
      <text:p text:style-name="P1"/>
      <text:p text:style-name="P29">URL: </text:p>
      <text:p text:style-name="P50">https://localhost:8020/getFileRuleBuilder</text:p>
      <text:p text:style-name="P1"/>
      <text:p text:style-name="P1"><text:tab/>Request :</text:p>
      <text:p text:style-name="P6"/>
      <text:p text:style-name="P6"><text:tab/><text:tab/>{</text:p>
      <text:p text:style-name="P6"><text:s text:c="2"/><text:tab/><text:tab/><text:tab/>"pagination": {</text:p>
      <text:p text:style-name="P6"><text:s text:c="3"/><text:tab/><text:tab/><text:tab/><text:tab/><text:tab/><text:tab/> "count": 10,</text:p>
      <text:p text:style-name="P6"><text:s text:c="4"/><text:tab/><text:tab/><text:tab/><text:tab/><text:tab/><text:tab/>"page": 1</text:p>
      <text:p text:style-name="P6"><text:s text:c="2"/><text:tab/><text:tab/><text:tab/>},</text:p>
      <text:p text:style-name="P6"><text:s/><text:tab/><text:tab/><text:tab/> "sessionId": "7e088256",</text:p>
      <text:p text:style-name="P6"><text:s text:c="2"/><text:tab/><text:tab/><text:tab/>"serviceToken": 91946,</text:p>
      <text:p text:style-name="P6"><text:s text:c="2"/><text:tab/><text:tab/><text:tab/>"searchStatus": "load"</text:p>
      <text:p text:style-name="P6"><text:tab/><text:tab/>}</text:p>
      <text:p text:style-name="P1"><text:tab/>Response :</text:p>
      <text:p text:style-name="P1"/>
      <text:p text:style-name="P1"><text:tab/><text:tab/><text:span text:style-name="T2">{</text:span></text:p>
      <text:p text:style-name="P6"><text:tab/><text:tab/><text:tab/>{</text:p>
      <text:p text:style-name="P6"><text:s text:c="2"/><text:tab/><text:tab/><text:tab/><text:tab/>"sessionId": "529ed523",</text:p>
      <text:p text:style-name="P6"><text:s text:c="2"/><text:tab/><text:tab/><text:tab/><text:tab/>"serviceToken": "91652",</text:p>
      <text:p text:style-name="P6"><text:s text:c="2"/><text:tab/><text:tab/><text:tab/><text:tab/>"status": "SUCCESS",</text:p>
      <text:p text:style-name="P6"><text:s text:c="2"/><text:tab/><text:tab/><text:tab/><text:tab/>"pageCount": 3,</text:p>
      <text:p text:style-name="P11"><text:span text:style-name="T14"><text:s text:c="2"/><text:tab/><text:tab/><text:tab/><text:tab/>"</text:span><text:span text:style-name="T11">fileRuleDetails</text:span><text:span text:style-name="T14">": [</text:span></text:p>
      <text:p text:style-name="P6"><text:s text:c="3"/><text:tab/><text:tab/><text:tab/><text:tab/><text:tab/><text:tab/> {</text:p>
      <text:p text:style-name="P6"><text:s text:c="6"/><text:tab/><text:tab/><text:tab/><text:tab/><text:tab/><text:tab/><text:tab/>"id": "13",</text:p>
      <text:p text:style-name="P6"><text:s text:c="6"/><text:tab/><text:tab/><text:tab/><text:tab/><text:tab/><text:tab/><text:tab/>"ruleName": "Rule_1",</text:p>
      <text:p text:style-name="P6"><text:s text:c="6"/><text:tab/><text:tab/><text:tab/><text:tab/><text:tab/><text:tab/><text:tab/>"searchParam<text:span text:style-name="T15">eter</text:span>": "A350",</text:p>
      <text:p text:style-name="P6"><text:s text:c="6"/><text:tab/><text:tab/><text:tab/><text:tab/><text:tab/><text:tab/><text:tab/>"status": "fail"</text:p>
      <text:p text:style-name="P6"><text:s text:c="4"/><text:tab/><text:tab/><text:tab/><text:tab/><text:tab/><text:tab/>},</text:p>
      <text:p text:style-name="P6"><text:s text:c="4"/><text:tab/><text:tab/><text:tab/><text:tab/><text:tab/><text:tab/>{</text:p>
      <text:p text:style-name="P6"><text:s text:c="6"/><text:tab/><text:tab/><text:tab/><text:tab/><text:tab/><text:tab/><text:tab/>"id": "12",</text:p>
      <text:p text:style-name="P6"><text:s text:c="6"/><text:tab/><text:tab/><text:tab/><text:tab/><text:tab/><text:tab/><text:tab/>"ruleName": "Rule_2",</text:p>
      <text:p text:style-name="P8"><text:s text:c="5"/><text:tab/><text:tab/><text:tab/><text:tab/><text:tab/><text:tab/><text:tab/> "searchParam<text:span text:style-name="T15">eter</text:span>": "A350",</text:p>
      <text:p text:style-name="P6"><text:s text:c="6"/><text:tab/><text:tab/><text:tab/><text:tab/><text:tab/><text:tab/><text:tab/>"status": "pass"</text:p>
      <text:p text:style-name="P6"><text:s text:c="4"/><text:tab/><text:tab/><text:tab/><text:tab/><text:tab/><text:tab/>}</text:p>
      <text:p text:style-name="P6"><text:tab/><text:tab/><text:tab/><text:tab/><text:tab/><text:tab/>]</text:p>
      <text:p text:style-name="P6"><text:tab/><text:tab/><text:tab/><text:tab/>}<text:tab/></text:p>
      <text:p text:style-name="P6"><text:tab/><text:tab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3"><text:span text:style-name="T1">2. </text:span><text:span text:style-name="T4">On Search</text:span></text:p>
      <text:p text:style-name="P3"><text:span text:style-name="T4"/></text:p>
      <text:p text:style-name="P32"><text:span text:style-name="T16">URL: </text:span></text:p>
      <text:p text:style-name="P50">https://localhost:8020/getFileRuleBuilder</text:p>
      <text:p text:style-name="P3"><text:span text:style-name="T4"/></text:p>
      <text:p text:style-name="P1"><text:tab/>Request :</text:p>
      <text:p text:style-name="P6"/>
      <text:p text:style-name="P6"><text:tab/><text:tab/>{</text:p>
      <text:p text:style-name="P6"><text:s text:c="2"/><text:tab/><text:tab/><text:tab/>"pagination": {</text:p>
      <text:p text:style-name="P6"><text:s text:c="3"/><text:tab/><text:tab/><text:tab/><text:tab/><text:tab/><text:tab/> "count": 10,</text:p>
      <text:p text:style-name="P6"><text:s text:c="4"/><text:tab/><text:tab/><text:tab/><text:tab/><text:tab/><text:tab/>"page": 1</text:p>
      <text:p text:style-name="P6"><text:s text:c="2"/><text:tab/><text:tab/><text:tab/>},</text:p>
      <text:p text:style-name="P6"><text:tab/><text:tab/><text:tab/>"searchCriteria": {</text:p>
      <text:p text:style-name="P6"><text:s text:c="4"/><text:tab/><text:tab/><text:tab/><text:tab/><text:tab/><text:tab/>"searchBy": "rule<text:span text:style-name="T32">N</text:span>ame",</text:p>
      <text:p text:style-name="P9"><text:s text:c="4"/><text:tab/><text:tab/><text:tab/><text:tab/><text:tab/><text:tab/>"searchParam<text:span text:style-name="T15">eter</text:span>": "Rule1"</text:p>
      <text:p text:style-name="P6"><text:s text:c="2"/><text:tab/><text:tab/><text:tab/>},</text:p>
      <text:p text:style-name="P6"><text:s/><text:tab/><text:tab/><text:tab/> "sessionId": "7e088256",</text:p>
      <text:p text:style-name="P6"><text:s text:c="2"/><text:tab/><text:tab/><text:tab/>"serviceToken": 91946,</text:p>
      <text:p text:style-name="P6"><text:s text:c="2"/><text:tab/><text:tab/><text:tab/>"searchStatus": "search"</text:p>
      <text:p text:style-name="P6"><text:tab/><text:tab/>}</text:p>
      <text:p text:style-name="P1"><text:tab/>Response :</text:p>
      <text:p text:style-name="P1"/>
      <text:p text:style-name="P1"><text:tab/><text:tab/><text:span text:style-name="T2">{</text:span></text:p>
      <text:p text:style-name="P6"><text:tab/><text:tab/><text:tab/>{</text:p>
      <text:p text:style-name="P6"><text:s text:c="2"/><text:tab/><text:tab/><text:tab/><text:tab/>"sessionId": "529ed523",</text:p>
      <text:p text:style-name="P6"><text:s text:c="2"/><text:tab/><text:tab/><text:tab/><text:tab/>"serviceToken": "91652",</text:p>
      <text:p text:style-name="P6"><text:s text:c="2"/><text:tab/><text:tab/><text:tab/><text:tab/>"status": "SUCCESS",</text:p>
      <text:p text:style-name="P6"><text:s text:c="2"/><text:tab/><text:tab/><text:tab/><text:tab/>"pageCount": 3,</text:p>
      <text:p text:style-name="P6"><text:s text:c="2"/><text:tab/><text:tab/><text:tab/><text:tab/>"melDetails": [</text:p>
      <text:p text:style-name="P6"><text:s text:c="3"/><text:tab/><text:tab/><text:tab/><text:tab/><text:tab/><text:tab/> {</text:p>
      <text:p text:style-name="P6"><text:s text:c="6"/><text:tab/><text:tab/><text:tab/><text:tab/><text:tab/><text:tab/><text:tab/>"id": "13",</text:p>
      <text:p text:style-name="P6"><text:s text:c="6"/><text:tab/><text:tab/><text:tab/><text:tab/><text:tab/><text:tab/><text:tab/>"ruleName": "Rule_1",</text:p>
      <text:p text:style-name="P8"><text:s text:c="6"/><text:tab/><text:tab/><text:tab/><text:tab/><text:tab/><text:tab/><text:tab/>"searchParam<text:span text:style-name="T15">eter</text:span>": "A350",</text:p>
      <text:p text:style-name="P6"><text:s text:c="6"/><text:tab/><text:tab/><text:tab/><text:tab/><text:tab/><text:tab/><text:tab/>"status": "fail"</text:p>
      <text:p text:style-name="P6"><text:s text:c="4"/><text:tab/><text:tab/><text:tab/><text:tab/><text:tab/><text:tab/>},</text:p>
      <text:p text:style-name="P6"><text:s text:c="4"/><text:tab/><text:tab/><text:tab/><text:tab/><text:tab/><text:tab/>{</text:p>
      <text:p text:style-name="P6"><text:s text:c="6"/><text:tab/><text:tab/><text:tab/><text:tab/><text:tab/><text:tab/><text:tab/>"id": "12",</text:p>
      <text:p text:style-name="P6"><text:s text:c="6"/><text:tab/><text:tab/><text:tab/><text:tab/><text:tab/><text:tab/><text:tab/>"ruleName": "Rule_2",</text:p>
      <text:p text:style-name="P8"><text:s text:c="5"/><text:tab/><text:tab/><text:tab/><text:tab/><text:tab/><text:tab/><text:tab/> "searchParam<text:span text:style-name="T15">eter</text:span>": "A350",</text:p>
      <text:p text:style-name="P6"><text:s text:c="6"/><text:tab/><text:tab/><text:tab/><text:tab/><text:tab/><text:tab/><text:tab/>"status": "pass"</text:p>
      <text:p text:style-name="P6"><text:s text:c="4"/><text:tab/><text:tab/><text:tab/><text:tab/><text:tab/><text:tab/>}</text:p>
      <text:p text:style-name="P6"><text:tab/><text:tab/><text:tab/><text:tab/><text:tab/><text:tab/>]</text:p>
      <text:p text:style-name="P6"><text:tab/><text:tab/><text:tab/><text:tab/>}<text:tab/></text:p>
      <text:p text:style-name="P6"><text:tab/><text:tab/>}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2">3 </text:span><text:span text:style-name="T4">saveFileRuleDetails</text:span></text:p>
      <text:p text:style-name="P4"><text:span text:style-name="T4"/></text:p>
      <text:p text:style-name="P35"><text:span text:style-name="T16">URL: </text:span></text:p>
      <text:p text:style-name="P50">https://localhost:8020/createFileRuleBuilder</text:p>
      <text:p text:style-name="P4"><text:span text:style-name="T4"/></text:p>
      <text:p text:style-name="P1"><text:tab/>Request :</text:p>
      <text:p text:style-name="P6"/>
      <text:p text:style-name="P6"><text:tab/><text:tab/>{</text:p>
      <text:p text:style-name="P6"><text:s text:c="2"/><text:tab/><text:tab/><text:tab/>"sessionId": "7e088256",</text:p>
      <text:p text:style-name="P6"><text:s text:c="2"/><text:tab/><text:tab/><text:tab/>"serviceToken": 59653,</text:p>
      <text:p text:style-name="P6"><text:s text:c="2"/><text:tab/><text:tab/><text:tab/>"fileRuleFormData": {</text:p>
      <text:p text:style-name="P6"><text:s text:c="3"/><text:tab/><text:tab/><text:tab/><text:tab/><text:tab/> "ruleName": "Rule 75",</text:p>
      <text:p text:style-name="P8"><text:s text:c="4"/><text:tab/><text:tab/><text:tab/><text:tab/><text:tab/>"searchParam<text:span text:style-name="T15">eter</text:span>": "hsgshg",</text:p>
      <text:p text:style-name="P6"><text:s text:c="4"/><text:tab/><text:tab/><text:tab/><text:tab/><text:tab/>"status": "pass"</text:p>
      <text:p text:style-name="P6"><text:s text:c="2"/><text:tab/><text:tab/><text:tab/><text:tab/><text:tab/>}</text:p>
      <text:p text:style-name="P6"><text:tab/><text:tab/>}</text:p>
      <text:p text:style-name="P1"><text:tab/>Response :</text:p>
      <text:p text:style-name="P1"/>
      <text:p text:style-name="P1"><text:tab/><text:tab/><text:span text:style-name="T2">{</text:span></text:p>
      <text:p text:style-name="P6"><text:s text:c="2"/><text:tab/><text:tab/><text:tab/>"sessionId": "e9004f23",</text:p>
      <text:p text:style-name="P6"><text:s text:c="2"/><text:tab/><text:tab/><text:tab/>"reason": null,</text:p>
      <text:p text:style-name="P6"><text:s text:c="2"/><text:tab/><text:tab/><text:tab/>"status": "SUCCESS",</text:p>
      <text:p text:style-name="P6"><text:s text:c="2"/><text:tab/><text:tab/><text:tab/>"serviceToken": "64438"</text:p>
      <text:p text:style-name="P6"><text:tab/><text:tab/>}</text:p>
      <text:p text:style-name="P6"/>
      <text:p text:style-name="P12">4. updateFileRuleDetails</text:p>
      <text:p text:style-name="P12"/>
      <text:p text:style-name="P29">URL: </text:p>
      <text:p text:style-name="P50">https://localhost:8020/updateFileRuleBuilder</text:p>
      <text:p text:style-name="P12"/>
      <text:p text:style-name="P1"><text:tab/>Request :</text:p>
      <text:p text:style-name="P6"/>
      <text:p text:style-name="P6"><text:tab/><text:tab/>{</text:p>
      <text:p text:style-name="P6"><text:s text:c="2"/><text:tab/><text:tab/><text:tab/>"sessionId": "7e088256",</text:p>
      <text:p text:style-name="P6"><text:s text:c="2"/><text:tab/><text:tab/><text:tab/>"serviceToken": 71973,</text:p>
      <text:p text:style-name="P6"><text:s text:c="2"/><text:tab/><text:tab/><text:tab/>"fileRuleFormData": {</text:p>
      <text:p text:style-name="P6"><text:s text:c="4"/><text:tab/><text:tab/><text:tab/>"id": "12",</text:p>
      <text:p text:style-name="P6"><text:s text:c="4"/><text:tab/><text:tab/><text:tab/>"ruleName": "Rule_44",</text:p>
      <text:p text:style-name="P8"><text:s text:c="4"/><text:tab/><text:tab/><text:tab/>"searchParam<text:span text:style-name="T15">eter</text:span>": "abcd",</text:p>
      <text:p text:style-name="P6"><text:s text:c="4"/><text:tab/><text:tab/><text:tab/>"status": "fail"</text:p>
      <text:p text:style-name="P6"><text:s text:c="2"/><text:tab/><text:tab/>}</text:p>
      <text:p text:style-name="P6"/>
      <text:p text:style-name="P1"><text:tab/>Response :</text:p>
      <text:p text:style-name="P1"/>
      <text:p text:style-name="P1"><text:tab/><text:tab/><text:span text:style-name="T2">{</text:span></text:p>
      <text:p text:style-name="P6"><text:s text:c="2"/><text:tab/><text:tab/><text:tab/>"sessionId": "72e938b8",</text:p>
      <text:p text:style-name="P6"><text:soft-page-break/><text:s text:c="2"/><text:tab/><text:tab/><text:tab/>"reason": null,</text:p>
      <text:p text:style-name="P6"><text:s text:c="2"/><text:tab/><text:tab/><text:tab/>"status": "SUCCESS",</text:p>
      <text:p text:style-name="P6"><text:s text:c="2"/><text:tab/><text:tab/><text:tab/>"serviceToken": "81307"</text:p>
      <text:p text:style-name="P6"><text:tab/><text:tab/>}</text:p>
      <text:p text:style-name="P6"/>
      <text:p text:style-name="P5"><text:span text:style-name="T7">5</text:span><text:span text:style-name="T6">. deleteFileRuleDetails</text:span></text:p>
      <text:p text:style-name="P5"><text:span text:style-name="T6"/></text:p>
      <text:p text:style-name="P36"><text:span text:style-name="T17">URL: </text:span></text:p>
      <text:p text:style-name="P50">https://localhost:8020/deleteFileRuleBuilder</text:p>
      <text:p text:style-name="P5"><text:span text:style-name="T6"/></text:p>
      <text:p text:style-name="P2"><text:tab/>Request :</text:p>
      <text:p text:style-name="P7"/>
      <text:p text:style-name="P7"><text:tab/><text:tab/><text:span text:style-name="T13">{</text:span></text:p>
      <text:p text:style-name="P10"><text:s text:c="2"/><text:tab/><text:tab/><text:tab/>"serviceToken": 59578,</text:p>
      <text:p text:style-name="P10"><text:s/><text:tab/><text:tab/><text:tab/>"sessionId": "7e088256",</text:p>
      <text:p text:style-name="P10"><text:s text:c="2"/><text:tab/><text:tab/><text:tab/>"id": "11"</text:p>
      <text:p text:style-name="P10"><text:tab/><text:tab/>}</text:p>
      <text:p text:style-name="P7"/>
      <text:p text:style-name="P2"><text:tab/>Response :</text:p>
      <text:p text:style-name="P2"/>
      <text:p text:style-name="P2"><text:tab/><text:tab/><text:span text:style-name="T3">{</text:span></text:p>
      <text:p text:style-name="P10"><text:s text:c="2"/><text:tab/><text:tab/><text:tab/>"reason": null,</text:p>
      <text:p text:style-name="P10"><text:s text:c="2"/><text:tab/><text:tab/><text:tab/>"sessionId": "5f3732a4",</text:p>
      <text:p text:style-name="P10"><text:s text:c="2"/><text:tab/><text:tab/><text:tab/>"serviceToken": "80356",</text:p>
      <text:p text:style-name="P10"><text:s text:c="2"/><text:tab/><text:tab/><text:tab/>"status": "SUCCESS"</text:p>
      <text:p text:style-name="P10"><text:tab/><text:tab/>}</text:p>
      <text:p text:style-name="P7"/>
      <text:p text:style-name="P16"><text:span text:style-name="T33">Command</text:span> Rule Builder</text:p>
      <text:p text:style-name="P14">1. OnLoad</text:p>
      <text:p text:style-name="P14"/>
      <text:p text:style-name="P30">URL: </text:p>
      <text:p text:style-name="P50">https://localhost:8020/getCmdRuleBuilder</text:p>
      <text:p text:style-name="P19">Request : </text:p>
      <text:p text:style-name="P19"/>
      <text:p text:style-name="P46">{</text:p>
      <text:p text:style-name="P46"><text:s text:c="2"/>"pagination": {</text:p>
      <text:p text:style-name="P46"><text:s text:c="4"/>"count": 10,</text:p>
      <text:p text:style-name="P46"><text:s text:c="4"/>"page": 1</text:p>
      <text:p text:style-name="P46"><text:s text:c="2"/>},</text:p>
      <text:p text:style-name="P46"><text:s text:c="2"/>"sessionId": "7b71e31a",</text:p>
      <text:p text:style-name="P46"><text:s text:c="2"/>"serviceToken": 84498,</text:p>
      <text:p text:style-name="P46"><text:s text:c="2"/>"searchStatus": "load"</text:p>
      <text:p text:style-name="P46">}</text:p>
      <text:p text:style-name="P46"/>
      <text:p text:style-name="P19">Response : </text:p>
      <text:p text:style-name="P19"/>
      <text:p text:style-name="P46">{</text:p>
      <text:p text:style-name="P46"><text:s text:c="2"/><text:tab/>"pageCount": 1,</text:p>
      <text:p text:style-name="P46"><text:s/><text:tab/> "sessionId": "7b71e31a",</text:p>
      <text:p text:style-name="P46"><text:s/><text:tab/> "serviceToken": "84498",</text:p>
      <text:p text:style-name="P46"><text:tab/> "status": "SUCCESS",</text:p>
      <text:p text:style-name="P46"><text:s text:c="2"/><text:tab/> "cmdRuleBuilderData": [</text:p>
      <text:p text:style-name="P46"><text:s text:c="5"/><text:tab/>{</text:p>
      <text:p text:style-name="P46"><text:soft-page-break/><text:s text:c="7"/><text:tab/><text:tab/>"id": 1,</text:p>
      <text:p text:style-name="P46"><text:s text:c="6"/><text:tab/><text:tab/>"ruleName": "cmd",</text:p>
      <text:p text:style-name="P46"><text:s text:c="5"/><text:tab/><text:tab/> "cmdName": "ls -lrt",</text:p>
      <text:p text:style-name="P46"><text:s text:c="6"/><text:tab/><text:tab/>"operand1": "asdfas",</text:p>
      <text:p text:style-name="P46"><text:s text:c="6"/><text:tab/><text:tab/>"operand1ColumnName": "asdf",</text:p>
      <text:p text:style-name="P46"><text:s text:c="6"/><text:tab/><text:tab/>"commandDescription": "asdf",</text:p>
      <text:p text:style-name="P46"><text:s text:c="6"/><text:tab/><text:tab/>"operator": "CONTAINS",</text:p>
      <text:p text:style-name="P46"><text:s text:c="5"/><text:tab/><text:tab/> "operand2": "asdf",</text:p>
      <text:p text:style-name="P46"><text:s text:c="6"/><text:tab/><text:tab/>"operand2ColumnName": "asfda",</text:p>
      <text:p text:style-name="P46"><text:s text:c="5"/><text:tab/><text:tab/> "status": "Pass"</text:p>
      <text:p text:style-name="P46"><text:s text:c="4"/><text:tab/>}</text:p>
      <text:p text:style-name="P46"><text:s text:c="7"/>]</text:p>
      <text:p text:style-name="P46"><text:s text:c="2"/></text:p>
      <text:p text:style-name="P46">}</text:p>
      <text:p text:style-name="P46"/>
      <text:p text:style-name="P19"><text:span text:style-name="T1">2. </text:span><text:span text:style-name="T4">On Search</text:span></text:p>
      <text:p text:style-name="P33"><text:span text:style-name="T16">URL: </text:span></text:p>
      <text:p text:style-name="P50">https://localhost:8020/getCmdRuleBuilder</text:p>
      <text:p text:style-name="P15"><text:span text:style-name="T4">Re</text:span><text:span text:style-name="T9">quest : </text:span></text:p>
      <text:p text:style-name="P19"><text:span text:style-name="T4"/></text:p>
      <text:p text:style-name="P46"><text:span text:style-name="T4">{</text:span></text:p>
      <text:p text:style-name="P46"><text:span text:style-name="T4"><text:s text:c="2"/><text:tab/>"pagination": {</text:span></text:p>
      <text:p text:style-name="P46"><text:span text:style-name="T4"><text:s text:c="4"/><text:tab/><text:tab/>"count": 10,</text:span></text:p>
      <text:p text:style-name="P46"><text:span text:style-name="T4"><text:s text:c="4"/><text:tab/><text:tab/>"page": 1</text:span></text:p>
      <text:p text:style-name="P46"><text:span text:style-name="T4"><text:s text:c="2"/><text:tab/>},</text:span></text:p>
      <text:p text:style-name="P46"><text:span text:style-name="T4"><text:s text:c="2"/><text:tab/>"searchCriteria": {</text:span></text:p>
      <text:p text:style-name="P46"><text:span text:style-name="T4"><text:s text:c="4"/><text:tab/><text:tab/>"searchBy": "ruleName",</text:span></text:p>
      <text:p text:style-name="P46"><text:span text:style-name="T4"><text:s text:c="4"/><text:tab/><text:tab/>"searchParameter": "cmd"</text:span></text:p>
      <text:p text:style-name="P46"><text:span text:style-name="T4"><text:s text:c="2"/><text:tab/>},</text:span></text:p>
      <text:p text:style-name="P46"><text:span text:style-name="T4"><text:s/><text:tab/> "sessionId": "7b71e31a",</text:span></text:p>
      <text:p text:style-name="P46"><text:span text:style-name="T4"><text:s text:c="2"/><text:tab/>"serviceToken": 69106,</text:span></text:p>
      <text:p text:style-name="P46"><text:span text:style-name="T4"><text:s text:c="2"/><text:tab/>"searchStatus": "search"</text:span></text:p>
      <text:p text:style-name="P46"><text:span text:style-name="T4">}</text:span></text:p>
      <text:p text:style-name="P46"><text:span text:style-name="T4"/></text:p>
      <text:p text:style-name="P46"><text:span text:style-name="T4"/></text:p>
      <text:p text:style-name="P15"><text:span text:style-name="T4">Response :</text:span></text:p>
      <text:p text:style-name="P15"><text:span text:style-name="T4"/></text:p>
      <text:p text:style-name="P46"><text:span text:style-name="T4">{</text:span></text:p>
      <text:p text:style-name="P46"><text:span text:style-name="T4"><text:s text:c="2"/>"pageCount": 1,</text:span></text:p>
      <text:p text:style-name="P46"><text:span text:style-name="T4"><text:s text:c="2"/>"sessionId": "7b71e31a",</text:span></text:p>
      <text:p text:style-name="P46"><text:span text:style-name="T4"><text:s text:c="2"/>"serviceToken": "69106",</text:span></text:p>
      <text:p text:style-name="P46"><text:span text:style-name="T4">"status": "SUCCESS",</text:span></text:p>
      <text:p text:style-name="P46"><text:span text:style-name="T4"><text:s text:c="2"/>"cmdRuleBuilderData": [</text:span></text:p>
      <text:p text:style-name="P46"><text:span text:style-name="T4"><text:s text:c="4"/>{</text:span></text:p>
      <text:p text:style-name="P46"><text:span text:style-name="T4"><text:s text:c="6"/>"id": 1,</text:span></text:p>
      <text:p text:style-name="P46"><text:span text:style-name="T4"><text:s text:c="6"/>"ruleName": "cmd",</text:span></text:p>
      <text:p text:style-name="P46"><text:span text:style-name="T4"><text:s text:c="6"/>"cmdName": "ls -lrt",</text:span></text:p>
      <text:p text:style-name="P46"><text:span text:style-name="T4"><text:s text:c="6"/>"operand1": "asdfas",</text:span></text:p>
      <text:p text:style-name="P46"><text:span text:style-name="T4"><text:s text:c="6"/>"operand1ColumnName": "asdf",</text:span></text:p>
      <text:p text:style-name="P46"><text:span text:style-name="T4"><text:s text:c="6"/>"commandDescription": "asdf",</text:span></text:p>
      <text:p text:style-name="P46"><text:span text:style-name="T4"><text:s text:c="6"/>"operator": "CONTAINS",</text:span></text:p>
      <text:p text:style-name="P46"><text:span text:style-name="T4"><text:s text:c="6"/>"operand2": "asdf",</text:span></text:p>
      <text:p text:style-name="P46"><text:span text:style-name="T4"><text:s text:c="6"/>"operand2ColumnName": "asfda",</text:span></text:p>
      <text:p text:style-name="P46"><text:span text:style-name="T4"><text:s text:c="6"/>"status": "Pass"</text:span></text:p>
      <text:p text:style-name="P46"><text:span text:style-name="T4"><text:s text:c="4"/>}</text:span></text:p>
      <text:p text:style-name="P46"><text:span text:style-name="T4"><text:s text:c="2"/>]</text:span></text:p>
      <text:p text:style-name="P46"><text:span text:style-name="T4"><text:s text:c="2"/></text:span></text:p>
      <text:p text:style-name="P46"><text:span text:style-name="T4">}</text:span></text:p>
      <text:p text:style-name="P46"><text:span text:style-name="T4"/></text:p>
      <text:p text:style-name="P46"><text:span text:style-name="T4"/></text:p>
      <text:p text:style-name="P24"><text:soft-page-break/><text:span text:style-name="T6">3 </text:span><text:span text:style-name="T4">saveCommandRuleDetails : </text:span></text:p>
      <text:p text:style-name="P24"><text:span text:style-name="T4"/></text:p>
      <text:p text:style-name="P37"><text:span text:style-name="T16">URL: </text:span></text:p>
      <text:p text:style-name="P50">https://localhost:8020/createCmdRuleBuilder</text:p>
      <text:p text:style-name="P26"><text:span text:style-name="T4">Request : </text:span></text:p>
      <text:p text:style-name="P26"><text:span text:style-name="T4"/></text:p>
      <text:p text:style-name="P47"><text:span text:style-name="T4">{</text:span></text:p>
      <text:p text:style-name="P47"><text:span text:style-name="T4"><text:s text:c="2"/>"sessionId": "7b71e31a",</text:span></text:p>
      <text:p text:style-name="P47"><text:span text:style-name="T4"><text:s text:c="2"/>"serviceToken": 91450,</text:span></text:p>
      <text:p text:style-name="P47"><text:span text:style-name="T4"><text:s text:c="2"/>"cmdRuleDetail": {</text:span></text:p>
      <text:p text:style-name="P47"><text:span text:style-name="T4"><text:s text:c="4"/>"ruleName": "cmdRule",</text:span></text:p>
      <text:p text:style-name="P47"><text:span text:style-name="T4"><text:s text:c="4"/>"cmdName": "ls -lrt",</text:span></text:p>
      <text:p text:style-name="P47"><text:span text:style-name="T4"><text:s text:c="4"/>"operand1": "mysql",</text:span></text:p>
      <text:p text:style-name="P47"><text:span text:style-name="T4"><text:s text:c="4"/>"operand1ColumnName": "user",</text:span></text:p>
      <text:p text:style-name="P47"><text:span text:style-name="T4"><text:s text:c="4"/>"operator": "CONTAINS",</text:span></text:p>
      <text:p text:style-name="P47"><text:span text:style-name="T4"><text:s text:c="4"/>"operand2": "user",</text:span></text:p>
      <text:p text:style-name="P47"><text:span text:style-name="T4"><text:s text:c="4"/>"operand2ColumnName": "user",</text:span></text:p>
      <text:p text:style-name="P47"><text:span text:style-name="T4"><text:s text:c="4"/>"status": "Pass",</text:span></text:p>
      <text:p text:style-name="P47"><text:span text:style-name="T4"><text:s text:c="4"/>"commandDescription": "cmdrule"</text:span></text:p>
      <text:p text:style-name="P47"><text:span text:style-name="T4"><text:s text:c="2"/>}</text:span></text:p>
      <text:p text:style-name="P47"><text:span text:style-name="T4">}</text:span></text:p>
      <text:p text:style-name="P46"/>
      <text:p text:style-name="P46"/>
      <text:p text:style-name="P20">Response : </text:p>
      <text:p text:style-name="P47"/>
      <text:p text:style-name="P47">{</text:p>
      <text:p text:style-name="P47"><text:s text:c="2"/>"sessionId": "7b71e31a",</text:p>
      <text:p text:style-name="P47"><text:s text:c="2"/>"serviceToken": "91450",</text:p>
      <text:p text:style-name="P47"><text:s text:c="2"/>"status": "SUCCESS"</text:p>
      <text:p text:style-name="P47">}</text:p>
      <text:p text:style-name="P47"/>
      <text:p text:style-name="P41">4. updat<text:span text:style-name="T34">eCommandRuleDetails :</text:span></text:p>
      <text:p text:style-name="P41"/>
      <text:p text:style-name="P31">URL: </text:p>
      <text:p text:style-name="P50">https://localhost:8020/updateCmdRuleBuilder</text:p>
      <text:p text:style-name="P42">Request :</text:p>
      <text:p text:style-name="P42"/>
      <text:p text:style-name="P43">{</text:p>
      <text:p text:style-name="P43"><text:s text:c="2"/>"sessionId": "7b71e31a",</text:p>
      <text:p text:style-name="P43"><text:s text:c="2"/>"serviceToken": 57505,</text:p>
      <text:p text:style-name="P43"><text:s text:c="2"/>"cmdRuleDetail": {</text:p>
      <text:p text:style-name="P43"><text:s text:c="4"/>"id": 1,</text:p>
      <text:p text:style-name="P43"><text:s text:c="4"/>"ruleName": "cmd",</text:p>
      <text:p text:style-name="P43"><text:s text:c="4"/>"cmdName": "ls -lrt",</text:p>
      <text:p text:style-name="P43"><text:s text:c="4"/>"operand1": "user",</text:p>
      <text:p text:style-name="P43"><text:s text:c="4"/>"operand1ColumnName": "mysql",</text:p>
      <text:p text:style-name="P43"><text:s text:c="4"/>"operator": "CONTAINS",</text:p>
      <text:p text:style-name="P43"><text:s text:c="4"/>"operand2": "asdf",</text:p>
      <text:p text:style-name="P43"><text:s text:c="4"/>"operand2ColumnName": "asfda",</text:p>
      <text:p text:style-name="P43"><text:s text:c="4"/>"status": "Pass",</text:p>
      <text:p text:style-name="P43"><text:s text:c="4"/>"commandDescription": "cmd rule updated"</text:p>
      <text:p text:style-name="P43"><text:s text:c="2"/>}</text:p>
      <text:p text:style-name="P43">}</text:p>
      <text:p text:style-name="P42">Response :</text:p>
      <text:p text:style-name="P42"/>
      <text:p text:style-name="P43">{</text:p>
      <text:p text:style-name="P43"><text:s text:c="2"/>"sessionId": "7b71e31a",</text:p>
      <text:p text:style-name="P43"><text:s text:c="2"/>"serviceToken": "57505",</text:p>
      <text:p text:style-name="P43"><text:s text:c="2"/>"status": "SUCCESS"</text:p>
      <text:p text:style-name="P43">}</text:p>
      <text:p text:style-name="P46"><text:soft-page-break/></text:p>
      <text:p text:style-name="P25"><text:span text:style-name="T7">5</text:span><text:span text:style-name="T6">. delete</text:span><text:span text:style-name="T8">Command</text:span><text:span text:style-name="T6">Rule</text:span><text:span text:style-name="T8">Builder</text:span><text:span text:style-name="T6">Details</text:span></text:p>
      <text:p text:style-name="P25"><text:span text:style-name="T6"/></text:p>
      <text:p text:style-name="P38"><text:span text:style-name="T17">URL: </text:span></text:p>
      <text:p text:style-name="P50">https://localhost:8020/deleteCmdRuleBuilder</text:p>
      <text:p text:style-name="P26"><text:span text:style-name="T6">R</text:span><text:span text:style-name="T5">equest :</text:span></text:p>
      <text:p text:style-name="P26"><text:span text:style-name="T5"/></text:p>
      <text:p text:style-name="P47"><text:span text:style-name="T4">{</text:span></text:p>
      <text:p text:style-name="P47"><text:span text:style-name="T4"><text:s text:c="2"/>"serviceToken": 65376,</text:span></text:p>
      <text:p text:style-name="P47"><text:span text:style-name="T4"><text:s text:c="2"/>"sessionId": "7b71e31a",</text:span></text:p>
      <text:p text:style-name="P47"><text:span text:style-name="T4"><text:s text:c="2"/>"id": 2</text:span></text:p>
      <text:p text:style-name="P47"><text:span text:style-name="T4">}</text:span></text:p>
      <text:p text:style-name="P20"><text:span text:style-name="T4">Response :</text:span></text:p>
      <text:p text:style-name="P47"><text:span text:style-name="T4">{</text:span></text:p>
      <text:p text:style-name="P47"><text:span text:style-name="T4"><text:s text:c="2"/>"sessionId": "7b71e31a",</text:span></text:p>
      <text:p text:style-name="P47"><text:span text:style-name="T4"><text:s text:c="2"/>"serviceToken": "65376",</text:span></text:p>
      <text:p text:style-name="P47"><text:span text:style-name="T4"><text:s text:c="2"/>"status": "SUCCESS"</text:span></text:p>
      <text:p text:style-name="P47"><text:span text:style-name="T4">}</text:span></text:p>
      <text:p text:style-name="P47"><text:span text:style-name="T4"/></text:p>
      <text:p text:style-name="P47"><text:span text:style-name="T4"/></text:p>
      <text:p text:style-name="P47"><text:span text:style-name="T4"/></text:p>
      <text:p text:style-name="P49"><text:span text:style-name="T10">Upload Script </text:span></text:p>
      <text:p text:style-name="P20"><text:span text:style-name="T4"/></text:p>
      <text:p text:style-name="P20"><text:span text:style-name="T4">1. Onload</text:span></text:p>
      <text:p text:style-name="P20"><text:span text:style-name="T4"/></text:p>
      <text:p text:style-name="P34"><text:span text:style-name="T16">URL: </text:span></text:p>
      <text:p text:style-name="P50">https://localhost:8020/getUploadScript</text:p>
      <text:p text:style-name="P20"><text:span text:style-name="T4">Request :</text:span></text:p>
      <text:p text:style-name="P20"><text:span text:style-name="T4"/></text:p>
      <text:p text:style-name="P48"><text:span text:style-name="T4">{</text:span></text:p>
      <text:p text:style-name="P48"><text:span text:style-name="T4"><text:s text:c="2"/>"pagination": {</text:span></text:p>
      <text:p text:style-name="P48"><text:span text:style-name="T4"><text:s text:c="4"/>"count": 10,</text:span></text:p>
      <text:p text:style-name="P48"><text:span text:style-name="T4"><text:s text:c="4"/>"page": 1</text:span></text:p>
      <text:p text:style-name="P48"><text:span text:style-name="T4"><text:s text:c="2"/>},</text:span></text:p>
      <text:p text:style-name="P48"><text:span text:style-name="T4"><text:s text:c="2"/>"sessionId": "7b71e31a",</text:span></text:p>
      <text:p text:style-name="P48"><text:span text:style-name="T4"><text:s text:c="2"/>"serviceToken": 89919,</text:span></text:p>
      <text:p text:style-name="P48"><text:span text:style-name="T4"><text:s text:c="2"/>"customerName": "Verizon"</text:span></text:p>
      <text:p text:style-name="P48"><text:span text:style-name="T4">}</text:span></text:p>
      <text:p text:style-name="P48"><text:span text:style-name="T4"/></text:p>
      <text:p text:style-name="P21"><text:span text:style-name="T4">Reponse : </text:span></text:p>
      <text:p text:style-name="P48"><text:span text:style-name="T4"/></text:p>
      <text:p text:style-name="P48"><text:span text:style-name="T4">{</text:span></text:p>
      <text:p text:style-name="P48"><text:span text:style-name="T4"><text:s text:c="2"/>"nwTypeInfo": {</text:span></text:p>
      <text:p text:style-name="P48"><text:span text:style-name="T4"><text:s text:c="4"/>"3G": {</text:span></text:p>
      <text:p text:style-name="P48"><text:span text:style-name="T4"><text:s text:c="6"/>"V1.1": [</text:span></text:p>
      <text:p text:style-name="P48"><text:span text:style-name="T4"><text:s text:c="8"/>"lsm1",</text:span></text:p>
      <text:p text:style-name="P48"><text:span text:style-name="T4"><text:s text:c="8"/>"lsm2"</text:span></text:p>
      <text:p text:style-name="P48"><text:span text:style-name="T4"><text:s text:c="6"/>]</text:span></text:p>
      <text:p text:style-name="P48"><text:span text:style-name="T4"><text:s text:c="4"/>},</text:span></text:p>
      <text:p text:style-name="P48"><text:span text:style-name="T4"><text:s text:c="4"/>"4G": {</text:span></text:p>
      <text:p text:style-name="P48"><text:span text:style-name="T4"><text:s text:c="6"/>"V1.2": [</text:span></text:p>
      <text:p text:style-name="P48"><text:span text:style-name="T4"><text:s text:c="8"/>"lsm3"</text:span></text:p>
      <text:p text:style-name="P48"><text:span text:style-name="T4"><text:s text:c="6"/>]</text:span></text:p>
      <text:p text:style-name="P48"><text:span text:style-name="T4"><text:s text:c="4"/>}</text:span></text:p>
      <text:p text:style-name="P48"><text:span text:style-name="T4"><text:s text:c="2"/>},</text:span></text:p>
      <text:p text:style-name="P48"><text:span text:style-name="T4"><text:s text:c="2"/></text:span></text:p>
      <text:p text:style-name="P48"><text:span text:style-name="T4"><text:s text:c="2"/>"uploadScriptTableDetails": [</text:span></text:p>
      <text:p text:style-name="P48"><text:span text:style-name="T4"><text:s text:c="4"/>{</text:span></text:p>
      <text:p text:style-name="P48"><text:span text:style-name="T4"><text:s text:c="6"/>"id": 1,</text:span></text:p>
      <text:p text:style-name="P48"><text:span text:style-name="T4"><text:s text:c="6"/>"nwTypeDetailsId": 1,</text:span></text:p>
      <text:p text:style-name="P48"><text:span text:style-name="T4"><text:s text:c="6"/>"lsmDetailsId": 1,</text:span></text:p>
      <text:p text:style-name="P48"><text:span text:style-name="T4"><text:s text:c="6"/>"lsmVersion": "V1.1",</text:span></text:p>
      <text:p text:style-name="P48"><text:soft-page-break/><text:span text:style-name="T4"><text:s text:c="6"/>"fileName": "DBConfig.sh",</text:span></text:p>
      <text:p text:style-name="P48"><text:span text:style-name="T4"><text:s text:c="6"/>"filePath": "/home/user/SMART/Customer/Verizon/3G/v1.1/lsm1/MIGRATION/input/script/",</text:span></text:p>
      <text:p text:style-name="P48"><text:span text:style-name="T4"><text:s text:c="6"/>"uploadedBy": "admin",</text:span></text:p>
      <text:p text:style-name="P48"><text:span text:style-name="T4"><text:s text:c="6"/>"remarks": "asfdsadf",</text:span></text:p>
      <text:p text:style-name="P48"><text:span text:style-name="T4"><text:s text:c="6"/>"editable": true,</text:span></text:p>
      <text:p text:style-name="P48"><text:span text:style-name="T4"><text:s text:c="6"/>"nwType": "3G",</text:span></text:p>
      <text:p text:style-name="P48"><text:span text:style-name="T4"><text:s text:c="6"/>"lsmName": "lsm1"</text:span></text:p>
      <text:p text:style-name="P48"><text:span text:style-name="T4"><text:s text:c="4"/>},</text:span></text:p>
      <text:p text:style-name="P48"><text:span text:style-name="T4"><text:s text:c="4"/>{</text:span></text:p>
      <text:p text:style-name="P48"><text:span text:style-name="T4"><text:s text:c="6"/>"id": 3,</text:span></text:p>
      <text:p text:style-name="P48"><text:span text:style-name="T4"><text:s text:c="6"/>"nwTypeDetailsId": 2,</text:span></text:p>
      <text:p text:style-name="P48"><text:span text:style-name="T4"><text:s text:c="6"/>"lsmDetailsId": 3,</text:span></text:p>
      <text:p text:style-name="P48"><text:span text:style-name="T4"><text:s text:c="6"/>"lsmVersion": "V1.2",</text:span></text:p>
      <text:p text:style-name="P48"><text:span text:style-name="T4"><text:s text:c="6"/>"fileName": "DBConfig.sh",</text:span></text:p>
      <text:p text:style-name="P48"><text:span text:style-name="T4"><text:s text:c="6"/>"filePath": "/home/user/SMART/Customer/Verizon/4G/V1.2/lsm3/MIGRATION/input/script/",</text:span></text:p>
      <text:p text:style-name="P48"><text:span text:style-name="T4"><text:s text:c="6"/>"uploadedBy": "admin",</text:span></text:p>
      <text:p text:style-name="P48"><text:span text:style-name="T4"><text:s text:c="6"/>"remarks": "qqqqqqqqq",</text:span></text:p>
      <text:p text:style-name="P48"><text:span text:style-name="T4"><text:s text:c="6"/>"editable": true,</text:span></text:p>
      <text:p text:style-name="P48"><text:span text:style-name="T4"><text:s text:c="6"/>"nwType": "4G",</text:span></text:p>
      <text:p text:style-name="P48"><text:span text:style-name="T4"><text:s text:c="6"/>"lsmName": "lsm3"</text:span></text:p>
      <text:p text:style-name="P48"><text:span text:style-name="T4"><text:s text:c="4"/>},</text:span></text:p>
      <text:p text:style-name="P48"><text:span text:style-name="T4"><text:s text:c="4"/>{</text:span></text:p>
      <text:p text:style-name="P48"><text:span text:style-name="T4"><text:s text:c="6"/>"id": 5,</text:span></text:p>
      <text:p text:style-name="P48"><text:span text:style-name="T4"><text:s text:c="6"/>"nwTypeDetailsId": 2,</text:span></text:p>
      <text:p text:style-name="P48"><text:span text:style-name="T4"><text:s text:c="6"/>"lsmDetailsId": 3,</text:span></text:p>
      <text:p text:style-name="P48"><text:span text:style-name="T4"><text:s text:c="6"/>"lsmVersion": "V1.2",</text:span></text:p>
      <text:p text:style-name="P48"><text:span text:style-name="T4"><text:s text:c="6"/>"fileName": "demo.sh",</text:span></text:p>
      <text:p text:style-name="P48"><text:span text:style-name="T4"><text:s text:c="6"/>"filePath": "/home/user/SMART/Customer/Verizon/4G/V1.2/lsm3/MIGRATION/input/script/",</text:span></text:p>
      <text:p text:style-name="P48"><text:span text:style-name="T4"><text:s text:c="6"/>"uploadedBy": "admin",</text:span></text:p>
      <text:p text:style-name="P48"><text:span text:style-name="T4"><text:s text:c="6"/>"remarks": "REMARKS",</text:span></text:p>
      <text:p text:style-name="P48"><text:span text:style-name="T4"><text:s text:c="6"/>"editable": true,</text:span></text:p>
      <text:p text:style-name="P48"><text:span text:style-name="T4"><text:s text:c="6"/>"nwType": "4G",</text:span></text:p>
      <text:p text:style-name="P48"><text:span text:style-name="T4"><text:s text:c="6"/>"lsmName": "lsm3"</text:span></text:p>
      <text:p text:style-name="P48"><text:span text:style-name="T4"><text:s text:c="4"/>}</text:span></text:p>
      <text:p text:style-name="P48"><text:span text:style-name="T4"><text:s text:c="2"/>],</text:span></text:p>
      <text:p text:style-name="P48"><text:span text:style-name="T4"><text:s text:c="2"/>"pageCount": 1,</text:span></text:p>
      <text:p text:style-name="P48"><text:span text:style-name="T4"><text:s text:c="2"/>"sessionId": "7b71e31a",</text:span></text:p>
      <text:p text:style-name="P48"><text:span text:style-name="T4"><text:s text:c="2"/>"serviceToken": "89919",</text:span></text:p>
      <text:p text:style-name="P48"><text:span text:style-name="T4"><text:s text:c="2"/>"status": "SUCCESS"</text:span></text:p>
      <text:p text:style-name="P48"><text:span text:style-name="T4">}</text:span></text:p>
      <text:p text:style-name="P48"><text:span text:style-name="T4"/></text:p>
      <text:p text:style-name="P27"><text:span text:style-name="T5">2.</text:span><text:span text:style-name="T6"> </text:span><text:span text:style-name="T4">saveUploadScript :</text:span></text:p>
      <text:p text:style-name="P27"><text:span text:style-name="T4"/></text:p>
      <text:p text:style-name="P39"><text:span text:style-name="T16">URL: </text:span></text:p>
      <text:p text:style-name="P50"><text:a xlink:type="simple" xlink:href="https://localhost:8020/saveUploadScript" text:style-name="Internet_20_link" text:visited-style-name="Visited_20_Internet_20_Link">https://localhost:8020/saveUploadScript</text:a></text:p>
      <text:p text:style-name="P53"><text:span text:style-name="T19">Request :</text:span></text:p>
      <text:p text:style-name="P57"><text:span text:style-name="T26">{</text:span></text:p>
      <text:p text:style-name="P59"><text:span text:style-name="T16"><text:tab/>“sessionId”: 7e088256,</text:span></text:p>
      <text:p text:style-name="P59"><text:span text:style-name="T16"><text:tab/>“serviceToken”: 89391,</text:span></text:p>
      <text:p text:style-name="P59"><text:span text:style-name="T16"><text:tab/>“customerName”: “Verizon”,</text:span></text:p>
      <text:p text:style-name="P59"><text:span text:style-name="T16"><text:tab/>“fileType”: “MIGRATION”,</text:span></text:p>
      <text:p text:style-name="P59"><text:span text:style-name="T16"><text:tab/>“fileName”: “test2.abc.py’,</text:span></text:p>
      <text:p text:style-name="P59"><text:span text:style-name="T16"><text:tab/>“allowDuplicate” : false</text:span></text:p>
      <text:p text:style-name="P59"><text:span text:style-name="T16"><text:tab/>“uploadedBy” : “admin”,</text:span></text:p>
      <text:p text:style-name="P51"><text:span text:style-name="T27"><text:tab/>"nwType":"</text:span><text:span text:style-name="T16">4G</text:span><text:span text:style-name="T27">",</text:span></text:p>
      <text:p text:style-name="P51"><text:span text:style-name="T27"><text:tab/>"lsmVersion":"</text:span><text:span text:style-name="T16">V1.2</text:span><text:span text:style-name="T27">",</text:span></text:p>
      <text:p text:style-name="P51"><text:soft-page-break/><text:span text:style-name="T27"><text:tab/>"</text:span><text:span text:style-name="T16">lsmName</text:span><text:span text:style-name="T27">":"lsm3",</text:span></text:p>
      <text:p text:style-name="P59"><text:span text:style-name="T16"><text:tab/>"remarks":"yes",</text:span></text:p>
      <text:p text:style-name="P60"><text:span text:style-name="T16"><text:tab/></text:span><text:span text:style-name="T28">test2.abc.py: (binary) </text:span><text:span text:style-name="T21">( Upload a Script File )</text:span></text:p>
      <text:p text:style-name="P59"><text:span text:style-name="T16">}</text:span></text:p>
      <text:p text:style-name="P66"><text:span text:style-name="T16">Reponse : </text:span></text:p>
      <text:p text:style-name="P66">{</text:p>
      <text:p text:style-name="P66"><text:s text:c="2"/>"sessionId": "7b71e31a",</text:p>
      <text:p text:style-name="P66"><text:s text:c="2"/>"serviceToken": "92184",</text:p>
      <text:p text:style-name="P66"><text:s text:c="2"/>"status": "SUCCESS"</text:p>
      <text:p text:style-name="P66">}</text:p>
      <text:p text:style-name="P59"><text:span text:style-name="T16"/></text:p>
      <text:p text:style-name="P51"><text:span text:style-name="T20"><text:tab/></text:span><text:span text:style-name="T35"> </text:span></text:p>
      <text:p text:style-name="P51"/>
      <text:p text:style-name="P51"/>
      <text:p text:style-name="P69">when status is confirm(do you want to replace).If Someone is trying to upload a same script file which is already uploaded by someone.</text:p>
      <text:p text:style-name="P65"><text:span text:style-name="T25">Request :</text:span></text:p>
      <text:p text:style-name="P58"><text:span text:style-name="T26">{</text:span></text:p>
      <text:p text:style-name="P60"><text:span text:style-name="T16"><text:tab/>“sessionId”: 7e088256,</text:span></text:p>
      <text:p text:style-name="P60"><text:span text:style-name="T16"><text:tab/>“serviceToken”: 89391,</text:span></text:p>
      <text:p text:style-name="P60"><text:span text:style-name="T16"><text:tab/>“customerName”: “Verizon”,</text:span></text:p>
      <text:p text:style-name="P60"><text:span text:style-name="T16"><text:tab/>“fileType”: “MIGRATION”,</text:span></text:p>
      <text:p text:style-name="P60"><text:span text:style-name="T16"><text:tab/>“fileName”: “test2.abc.py’,</text:span></text:p>
      <text:p text:style-name="P60"><text:span text:style-name="T16"><text:tab/>“allowDuplicate” : false</text:span></text:p>
      <text:p text:style-name="P60"><text:span text:style-name="T16"><text:tab/>“uploadedBy” : “admin”,</text:span></text:p>
      <text:p text:style-name="P52"><text:span text:style-name="T27"><text:tab/>"nwType":"</text:span><text:span text:style-name="T16">4G</text:span><text:span text:style-name="T27">",</text:span></text:p>
      <text:p text:style-name="P52"><text:span text:style-name="T27"><text:tab/>"lsmVersion":"</text:span><text:span text:style-name="T16">V1.2</text:span><text:span text:style-name="T27">",</text:span></text:p>
      <text:p text:style-name="P52"><text:span text:style-name="T27"><text:tab/>"</text:span><text:span text:style-name="T16">lsmName</text:span><text:span text:style-name="T27">":"lsm3",</text:span></text:p>
      <text:p text:style-name="P60"><text:span text:style-name="T16"><text:tab/>"remarks":"yes",</text:span></text:p>
      <text:p text:style-name="P60"><text:span text:style-name="T16"><text:tab/></text:span><text:span text:style-name="T28">test2.abc.py: (binary) </text:span><text:span text:style-name="T21">( Upload a same Script File )</text:span></text:p>
      <text:p text:style-name="P60"><text:span text:style-name="T16">}</text:span></text:p>
      <text:p text:style-name="P66"><text:span text:style-name="T16">Reponse : </text:span></text:p>
      <text:p text:style-name="P66">{</text:p>
      <text:p text:style-name="P66"><text:s text:c="2"/>"reason": "Same <text:s/>File Already Exist. Do you wish to override?",</text:p>
      <text:p text:style-name="P66"><text:s text:c="2"/>"sessionId": "7b71e31a",</text:p>
      <text:p text:style-name="P66"><text:s text:c="2"/>"serviceToken": "74917",</text:p>
      <text:p text:style-name="P66"><text:s text:c="2"/>"ram": "CONFIRM",</text:p>
      <text:p text:style-name="P66"><text:s text:c="2"/>"status": "CONFIRM"</text:p>
      <text:p text:style-name="P66">}</text:p>
      <text:p text:style-name="P66"/>
      <text:p text:style-name="P67"><text:soft-page-break/><text:span text:style-name="T16">Reponse : </text:span></text:p>
      <text:p text:style-name="P67">{</text:p>
      <text:p text:style-name="P67"><text:s text:c="2"/>"sessionId": "7b71e31a",</text:p>
      <text:p text:style-name="P67"><text:s text:c="2"/>"serviceToken": "92184",</text:p>
      <text:p text:style-name="P67"><text:s text:c="2"/>"status": "SUCCESS"</text:p>
      <text:p text:style-name="P67">}</text:p>
      <text:p text:style-name="P66"/>
      <text:p text:style-name="P28"><text:span text:style-name="T4">3. UpdateUpload Script :</text:span></text:p>
      <text:p text:style-name="P27"><text:span text:style-name="T4"/></text:p>
      <text:p text:style-name="P39"><text:span text:style-name="T16">URL: </text:span></text:p>
      <text:p text:style-name="P50"><text:a xlink:type="simple" xlink:href="https://localhost:8020/updateUploadScript" text:style-name="Internet_20_link" text:visited-style-name="Visited_20_Internet_20_Link">https://localhost:8020/updateUploadScript</text:a></text:p>
      <text:p text:style-name="P64"/>
      <text:p text:style-name="P54"><text:span text:style-name="T19">Request :</text:span></text:p>
      <text:p text:style-name="P61"><text:span text:style-name="T29">{</text:span></text:p>
      <text:p text:style-name="P61"><text:span text:style-name="T29"><text:s text:c="2"/>"sessionId": "7b71e31a",</text:span></text:p>
      <text:p text:style-name="P61"><text:span text:style-name="T29"><text:s text:c="2"/>"serviceToken": 82800,</text:span></text:p>
      <text:p text:style-name="P61"><text:span text:style-name="T29"><text:s text:c="2"/>"customerName": "Verizon",</text:span></text:p>
      <text:p text:style-name="P61"><text:span text:style-name="T29"><text:s text:c="4"/>"uploadScriptFormData": {</text:span></text:p>
      <text:p text:style-name="P61"><text:span text:style-name="T29"><text:s text:c="4"/>"id": 8,</text:span></text:p>
      <text:p text:style-name="P61"><text:span text:style-name="T29"><text:s text:c="4"/>"nwType": "3G",</text:span></text:p>
      <text:p text:style-name="P61"><text:span text:style-name="T29"><text:s text:c="4"/>"lsmName": "lsm2",</text:span></text:p>
      <text:p text:style-name="P61"><text:span text:style-name="T29"><text:s text:c="4"/>"lsmVersion": "V1.1",</text:span></text:p>
      <text:p text:style-name="P61"><text:span text:style-name="T29"><text:s text:c="4"/>"remarks": "sachin",</text:span></text:p>
      <text:p text:style-name="P61"><text:span text:style-name="T29"><text:s text:c="4"/>"uploadedBy": "admin",</text:span></text:p>
      <text:p text:style-name="P61"><text:span text:style-name="T29"><text:s text:c="4"/>"fileName": "demo.sh",</text:span></text:p>
      <text:p text:style-name="P61"><text:span text:style-name="T29"><text:s text:c="4"/>"filePath": "/home/user/SMART/Customer/Verizon/3G/V1.1/lsm1/MIGRATION/input/script/",</text:span></text:p>
      <text:p text:style-name="P61"><text:span text:style-name="T29"><text:s text:c="4"/>"editable": true</text:span></text:p>
      <text:p text:style-name="P61"><text:span text:style-name="T29"><text:s text:c="2"/>}</text:span></text:p>
      <text:p text:style-name="P61"><text:span text:style-name="T29">}</text:span></text:p>
      <text:p text:style-name="P61"><text:span text:style-name="T29"/></text:p>
      <text:p text:style-name="P54"><text:span text:style-name="T19">Re</text:span><text:span text:style-name="T22">sponse :</text:span></text:p>
      <text:p text:style-name="P62"><text:span text:style-name="T30">{</text:span></text:p>
      <text:p text:style-name="P62"><text:span text:style-name="T30"><text:s text:c="2"/>"sessionId": "7b71e31a",</text:span></text:p>
      <text:p text:style-name="P62"><text:span text:style-name="T30"><text:s text:c="2"/>"serviceToken": "82800",</text:span></text:p>
      <text:p text:style-name="P62"><text:span text:style-name="T30"><text:s text:c="2"/>"status": "SUCCESS"</text:span></text:p>
      <text:p text:style-name="P62"><text:span text:style-name="T30">}</text:span></text:p>
      <text:p text:style-name="P62"><text:span text:style-name="T30"/></text:p>
      <text:p text:style-name="P62"><text:span text:style-name="T30"/></text:p>
      <text:p text:style-name="P62"><text:span text:style-name="T30"/></text:p>
      <text:p text:style-name="P62"><text:span text:style-name="T30"/></text:p>
      <text:p text:style-name="P68"><text:soft-page-break/><text:span text:style-name="T31">4</text:span><text:span text:style-name="T16">. </text:span><text:span text:style-name="T31">View</text:span><text:span text:style-name="T16"> Script :</text:span></text:p>
      <text:p text:style-name="P70"><text:span text:style-name="T16">URL: </text:span></text:p>
      <text:p text:style-name="P50">https://localhost:8020/viewScript</text:p>
      <text:p text:style-name="P55"><text:span text:style-name="T19">Re</text:span><text:span text:style-name="T23">quest :</text:span></text:p>
      <text:p text:style-name="P62">{</text:p>
      <text:p text:style-name="P62"><text:s text:c="2"/>"sessionId": "7b71e31a",</text:p>
      <text:p text:style-name="P62"><text:s text:c="2"/>"serviceToken": 99206,</text:p>
      <text:p text:style-name="P62"><text:s text:c="2"/>"filePath": "/home/user/SMART/Customer/Verizon/4G/V1.2/lsm3/MIGRATION/input/script/",</text:p>
      <text:p text:style-name="P62"><text:s text:c="2"/>"fileName": "DBConfig.sh",</text:p>
      <text:p text:style-name="P62"><text:s text:c="2"/>"id": 3</text:p>
      <text:p text:style-name="P62">}</text:p>
      <text:p text:style-name="P55"><text:span text:style-name="T19">Re</text:span><text:span text:style-name="T23">sponse :</text:span></text:p>
      <text:p text:style-name="P62"><text:span text:style-name="T16">{</text:span></text:p>
      <text:p text:style-name="P62"><text:span text:style-name="T16"><text:s text:c="2"/>"sessionId": "7b71e31a",</text:span></text:p>
      <text:p text:style-name="P62"><text:span text:style-name="T16"><text:s text:c="2"/>"serviceToken": "99206",</text:span></text:p>
      <text:p text:style-name="P62"><text:span text:style-name="T16"><text:s text:c="2"/>"status": "SUCCESS",</text:span></text:p>
      <text:p text:style-name="P62"><text:span text:style-name="T16"><text:s/>"scriptFileContent": "CREATE DATABASE IF NOT EXISTS fdt;"</text:span></text:p>
      <text:p text:style-name="P62"><text:span text:style-name="T16">}</text:span></text:p>
      <text:p text:style-name="P68"><text:span text:style-name="T31">5</text:span><text:span text:style-name="T16">. </text:span><text:span text:style-name="T31">Edit View</text:span><text:span text:style-name="T16"> Script :</text:span></text:p>
      <text:p text:style-name="P70"><text:span text:style-name="T16">URL: </text:span></text:p>
      <text:p text:style-name="P50">https://localhost:8020/saveViewScript</text:p>
      <text:p text:style-name="P55"><text:span text:style-name="T19">Re</text:span><text:span text:style-name="T23">quest :</text:span></text:p>
      <text:p text:style-name="P62"><text:span text:style-name="T16">{</text:span></text:p>
      <text:p text:style-name="P62"><text:span text:style-name="T16"><text:s text:c="2"/>"sessionId": "7b71e31a",</text:span></text:p>
      <text:p text:style-name="P62"><text:span text:style-name="T16"><text:s text:c="2"/>"serviceToken": 73226,</text:span></text:p>
      <text:p text:style-name="P62"><text:span text:style-name="T16"><text:s text:c="2"/>"fileName": "demo.sh",</text:span></text:p>
      <text:p text:style-name="P62"><text:span text:style-name="T16"><text:s text:c="2"/>"id": 7,</text:span></text:p>
      <text:p text:style-name="P62"><text:span text:style-name="T16"><text:s text:c="2"/>"filePath": "/home/user/SMART/Customer/Verizon/4G/V1.2/lsm3/MIGRATION/input/script/",</text:span></text:p>
      <text:p text:style-name="P62"><text:span text:style-name="T16"><text:s text:c="2"/>"scriptFileContent": "Hello !!!!!!!!!!"</text:span></text:p>
      <text:p text:style-name="P62"><text:span text:style-name="T16">}</text:span></text:p>
      <text:p text:style-name="P62"><text:span text:style-name="T16"/></text:p>
      <text:p text:style-name="P55"><text:span text:style-name="T19">Re</text:span><text:span text:style-name="T23">sponse :</text:span></text:p>
      <text:p text:style-name="P62"><text:span text:style-name="T16">{</text:span></text:p>
      <text:p text:style-name="P62"><text:span text:style-name="T16"><text:s text:c="2"/>"sessionId": "7b71e31a",</text:span></text:p>
      <text:p text:style-name="P62"><text:span text:style-name="T16"><text:s text:c="2"/>"serviceToken": "73226",</text:span></text:p>
      <text:p text:style-name="P62"><text:span text:style-name="T16"><text:s text:c="2"/>"status": "SUCCESS"</text:span></text:p>
      <text:p text:style-name="P62"><text:span text:style-name="T16">}</text:span></text:p>
      <text:p text:style-name="P62"><text:span text:style-name="T16"/></text:p>
      <text:p text:style-name="P62"><text:span text:style-name="T16"/></text:p>
      <text:p text:style-name="P68"><text:soft-page-break/><text:span text:style-name="T31">6</text:span><text:span text:style-name="T16">. </text:span><text:span text:style-name="T31">Delete Upload Script</text:span><text:span text:style-name="T16"> :</text:span></text:p>
      <text:p text:style-name="P70"><text:span text:style-name="T16">URL: </text:span></text:p>
      <text:p text:style-name="P50">https://localhost:8020/deleteUploadScript</text:p>
      <text:p text:style-name="P56"><text:span text:style-name="T19">R</text:span><text:span text:style-name="T24">equest :</text:span></text:p>
      <text:p text:style-name="P63"><text:span text:style-name="T16">{</text:span></text:p>
      <text:p text:style-name="P63"><text:span text:style-name="T16"><text:s text:c="2"/>"serviceToken": 67229,</text:span></text:p>
      <text:p text:style-name="P63"><text:span text:style-name="T16"><text:s text:c="2"/>"sessionId": "7b71e31a",</text:span></text:p>
      <text:p text:style-name="P63"><text:span text:style-name="T16"><text:s text:c="2"/>"id": 8</text:span></text:p>
      <text:p text:style-name="P63"><text:span text:style-name="T16">}</text:span></text:p>
      <text:p text:style-name="P63"><text:span text:style-name="T16"/></text:p>
      <text:p text:style-name="P63"><text:span text:style-name="T16"/></text:p>
      <text:p text:style-name="P56"><text:span text:style-name="T19">Re</text:span><text:span text:style-name="T23">sponse :</text:span></text:p>
      <text:p text:style-name="P63"><text:span text:style-name="T31">{</text:span></text:p>
      <text:p text:style-name="P63"><text:span text:style-name="T31"><text:s text:c="2"/>"sessionId": "7b71e31a",</text:span></text:p>
      <text:p text:style-name="P63"><text:span text:style-name="T31"><text:s text:c="2"/>"serviceToken": "67229",</text:span></text:p>
      <text:p text:style-name="P63"><text:span text:style-name="T31"><text:s text:c="2"/>"status": "SUCCESS"</text:span></text:p>
      <text:p text:style-name="P63"><text:span text:style-name="T3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Ubuntu, Arial, sans-serif"/>
    <style:font-face style:name="Segoe UI Local" svg:font-family="'Segoe UI Local', 'Segoe WP', 'Segoe UI Web', SkypeUISymbol, Tahoma, 'Helvetica Neue', Helvetica, 'Meiryo UI', Meiryo, 'Arial Unicode MS', sans-serif"/>
    <style:font-face style:name="Verdana" svg:font-family="Verdana, Geneva, sans-serif, serif, EmojiFont"/>
    <style:font-face style:name="arial" svg:font-family="arial, sans-serif"/>
    <style:font-face style:name="dejavu sans mono1" svg:font-family="'dejavu sans mono', 'droid sans mono', consolas, monaco, 'lucida console', 'courier new', courier, monospace, sans-serif"/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4:23:22.709062148</meta:creation-date>
    <dc:date>2018-12-26T15:45:56.378037297</dc:date>
    <meta:editing-duration>PT2H56M5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2" meta:paragraph-count="482" meta:word-count="876" meta:character-count="9356" meta:non-whitespace-character-count="7372"/>
  </office:meta>
</office:document-meta>
</file>